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1" style:family="paragraph" style:parent-style-name="Text_20_body">
      <style:text-properties officeooo:paragraph-rsid="00b63313"/>
    </style:style>
    <style:style style:name="P12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3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4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5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6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17" style:family="paragraph" style:parent-style-name="Heading_20_3">
      <style:text-properties style:font-name="Liberation Serif" officeooo:paragraph-rsid="00b63313" style:font-name-complex="Liberation Serif"/>
    </style:style>
    <style:style style:name="P18" style:family="paragraph" style:parent-style-name="Heading_20_3">
      <style:text-properties officeooo:paragraph-rsid="00b81890"/>
    </style:style>
    <style:style style:name="P1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24a2f7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5" style:family="paragraph" style:parent-style-name="Standard" style:list-style-name="L6">
      <style:paragraph-properties fo:line-height="100%" fo:text-align="start" style:justify-single-word="false"/>
      <style:text-properties officeooo:paragraph-rsid="00ba3123"/>
    </style:style>
    <style:style style:name="P46" style:family="paragraph" style:parent-style-name="Text_20_body" style:list-style-name="L3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paragraph-rsid="00ae4671"/>
    </style:style>
    <style:style style:name="P48" style:family="paragraph">
      <loext:graphic-properties draw:fill-color="#2a6099"/>
      <style:text-properties fo:font-size="12pt"/>
    </style:style>
    <style:style style:name="P49" style:family="paragraph">
      <loext:graphic-properties draw:fill-color="#2a6099"/>
    </style:style>
    <style:style style:name="P5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fo:font-weight="normal" officeooo:rsid="00ba1255" style:font-weight-asian="normal" style:font-weight-complex="normal"/>
    </style:style>
    <style:style style:name="T11" style:family="text">
      <style:text-properties officeooo:rsid="00462138"/>
    </style:style>
    <style:style style:name="T12" style:family="text">
      <style:text-properties officeooo:rsid="004796d1"/>
    </style:style>
    <style:style style:name="T13" style:family="text">
      <style:text-properties officeooo:rsid="004cddbe"/>
    </style:style>
    <style:style style:name="T14" style:family="text">
      <style:text-properties officeooo:rsid="004b520c"/>
    </style:style>
    <style:style style:name="T15" style:family="text">
      <style:text-properties officeooo:rsid="004fbf97"/>
    </style:style>
    <style:style style:name="T16" style:family="text">
      <style:text-properties officeooo:rsid="00516df3"/>
    </style:style>
    <style:style style:name="T17" style:family="text">
      <style:text-properties officeooo:rsid="0052cd68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82eac7" style:font-size-asian="14pt" style:font-size-complex="14pt"/>
    </style:style>
    <style:style style:name="T20" style:family="text">
      <style:text-properties fo:font-size="14pt" officeooo:rsid="00a9a747" style:font-size-asian="14pt" style:font-size-complex="14pt"/>
    </style:style>
    <style:style style:name="T21" style:family="text">
      <style:text-properties fo:font-size="14pt" officeooo:rsid="0033fe79" style:font-size-asian="14pt" style:font-size-complex="14pt"/>
    </style:style>
    <style:style style:name="T22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4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7" style:family="text">
      <style:text-properties officeooo:rsid="005579d7"/>
    </style:style>
    <style:style style:name="T28" style:family="text">
      <style:text-properties officeooo:rsid="006468e1"/>
    </style:style>
    <style:style style:name="T29" style:family="text">
      <style:text-properties officeooo:rsid="006cd358"/>
    </style:style>
    <style:style style:name="T30" style:family="text">
      <style:text-properties officeooo:rsid="001f0e1f"/>
    </style:style>
    <style:style style:name="T31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2" style:family="text">
      <style:text-properties officeooo:rsid="009308a8"/>
    </style:style>
    <style:style style:name="T33" style:family="text">
      <style:text-properties officeooo:rsid="0094ad22"/>
    </style:style>
    <style:style style:name="T34" style:family="text">
      <style:text-properties officeooo:rsid="00a62a73"/>
    </style:style>
    <style:style style:name="T35" style:family="text">
      <style:text-properties officeooo:rsid="00ace92b"/>
    </style:style>
    <style:style style:name="T36" style:family="text">
      <style:text-properties officeooo:rsid="00ae4671"/>
    </style:style>
    <style:style style:name="T37" style:family="text">
      <style:text-properties officeooo:rsid="001fd34e"/>
    </style:style>
    <style:style style:name="T38" style:family="text">
      <style:text-properties officeooo:rsid="0024a2f7"/>
    </style:style>
    <style:style style:name="T39" style:family="text">
      <style:text-properties officeooo:rsid="00277e4b"/>
    </style:style>
    <style:style style:name="T40" style:family="text">
      <style:text-properties officeooo:rsid="004f3c1c"/>
    </style:style>
    <style:style style:name="T41" style:family="text">
      <style:text-properties style:font-name="Liberation Serif" style:font-name-complex="Liberation Serif"/>
    </style:style>
    <style:style style:name="T42" style:family="text">
      <style:text-properties style:font-name="Liberation Serif" officeooo:rsid="00ae4671" style:font-name-complex="Liberation Serif"/>
    </style:style>
    <style:style style:name="T43" style:family="text">
      <style:text-properties style:font-name="Liberation Serif" fo:font-weight="bold" style:font-weight-asian="bold" style:font-name-complex="Liberation Serif" style:font-weight-complex="bold"/>
    </style:style>
    <style:style style:name="T44" style:family="text">
      <style:text-properties style:font-name="Liberation Serif" fo:font-size="14pt" fo:font-weight="normal" officeooo:rsid="0088171a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8aa8ce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8e3b8b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918e18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8cd138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5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6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59" style:family="text">
      <style:text-properties style:font-name="Liberation Serif" fo:font-size="14pt" style:font-size-asian="14pt" style:font-name-complex="Liberation Serif" style:font-size-complex="14pt"/>
    </style:style>
    <style:style style:name="T60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61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62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3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4" style:family="text">
      <style:text-properties fo:color="#ffffff" loext:opacity="100%"/>
    </style:style>
    <style:style style:name="T65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49" svg:width="1.0276in" svg:height="0.7051in" svg:x="7.1476in" svg:y="-0.7866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4">- </text:span><text:span text:style-name="T28">Junior </text:span>Software <text:span text:style-name="T34">Developer<text:line-break/></text:span><text:span text:style-name="T35">(Backend - Frontend)</text:span></text:h>
      <text:p text:style-name="P4"/>
      <text:p text:style-name="P8"><text:span text:style-name="T1">Portfolio</text:span><text:span text:style-name="T7">: </text:span><text:span text:style-name="T8">m-shrief.tech</text:span></text:p>
      <text:p text:style-name="P8"><text:span text:style-name="T2">Em</text:span><text:span text:style-name="T1">ail</text:span><text:span text:style-name="T7">: contact@m-shrief.tech</text:span></text:p>
      <text:p text:style-name="P6"><text:span text:style-name="T1">GitHub</text:span>: github.com/m-shrief</text:p>
      <text:p text:style-name="P2"><text:span text:style-name="T43">Linkedin:</text:span><text:span text:style-name="T41"> <text:s/></text:span><text:a xlink:type="simple" xlink:href="https://www.linkedin.com/in/mohamed-shrief-12b2272b0/" text:style-name="Internet_20_link" text:visited-style-name="Visited_20_Internet_20_Link"><text:span text:style-name="T41">mohamed-shrief-12b2272b0</text:span></text:a></text:p>
      <text:p text:style-name="P7"><text:span text:style-name="T1">Location</text:span>: Cairo, Egypt</text:p>
      <text:p text:style-name="P43"><text:span text:style-name="T1">Phone</text:span>: +201025331595</text:p>
      <text:p text:style-name="P9"><draw:line text:anchor-type="paragraph" draw:z-index="1" draw:name="Horizontal line 2" draw:style-name="gr3" draw:text-style-name="P50" svg:x1="-0.2563in" svg:y1="0.0882in" svg:x2="7.1098in" svg:y2="0.0646in"><text:p/></draw:line></text:p>
      <text:h text:style-name="P14" text:outline-level="2">Skills</text:h>
      <text:list text:style-name="L1">
        <text:list-item>
          <text:p text:style-name="P22">JavaScript and TypeScript </text:p>
        </text:list-item>
        <text:list-item>
          <text:p text:style-name="P24">Go</text:p>
        </text:list-item>
        <text:list-item>
          <text:p text:style-name="P25">Nodejs and Express.js</text:p>
        </text:list-item>
        <text:list-item>
          <text:p text:style-name="P22">Postgres, MongoDB <text:span text:style-name="T4">and Redis</text:span></text:p>
        </text:list-item>
        <text:list-item>
          <text:p text:style-name="P26">HTML, CSS and SCSS</text:p>
        </text:list-item>
        <text:list-item>
          <text:p text:style-name="P23">Vuejs <text:span text:style-name="T13">and its</text:span>’ <text:span text:style-name="T3">ecosystem</text:span> <text:span text:style-name="T3">(</text:span><text:span text:style-name="T13">like </text:span>Pinia <text:span text:style-name="T17">and</text:span> <text:span text:style-name="T16">V</text:span>ue<text:span text:style-name="T16">R</text:span>outer<text:span text:style-name="T3">)</text:span></text:p>
        </text:list-item>
        <text:list-item>
          <text:p text:style-name="P27"><text:span text:style-name="T13">Vite, </text:span><text:span text:style-name="T14">Vitest and Cypress</text:span></text:p>
        </text:list-item>
        <text:list-item>
          <text:p text:style-name="P27">Astro</text:p>
        </text:list-item>
        <text:list-item>
          <text:p text:style-name="P28">Docker Containerization</text:p>
        </text:list-item>
      </text:list>
      <text:p text:style-name="P10"><draw:line text:anchor-type="paragraph" draw:z-index="0" draw:name="Horizontal line 3" draw:style-name="gr3" draw:text-style-name="P50" svg:x1="-0.2591in" svg:y1="0.1272in" svg:x2="7.1071in" svg:y2="0.1035in"><text:p/></draw:line></text:p>
      <text:h text:style-name="P15" text:outline-level="2">Projects</text:h>
      <text:h text:style-name="P17" text:outline-level="3"><text:span text:style-name="T22">“</text:span><text:span text:style-name="T23">Adeeb أديب </text:span><text:span text:style-name="T22">” </text:span><text:span text:style-name="T24">(</text:span><text:a xlink:type="simple" xlink:href="https://github.com/M-Shrief/Adeeb_Astro_SSR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_Postgre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h>
      <text:p text:style-name="P11"><text:span text:style-name="T44"><text:tab/>Mainly consists of a</text:span><text:span text:style-name="T45"> SSR, which communicates with a </text:span><text:span text:style-name="T44">REST API for business functionality. </text:span><text:span text:style-name="T45">And it</text:span><text:span text:style-name="T46">s backend</text:span><text:span text:style-name="T44"> depends on Users’ gRPC service to handle </text:span><text:span text:style-name="T47">authentication and authorization</text:span><text:span text:style-name="T48">.</text:span></text:p>
      <text:p text:style-name="P12"><text:span text:style-name="T62">My Role: </text:span><text:span text:style-name="T63">Development and Operations.</text:span></text:p>
      <text:list xml:id="list543683637" text:style-name="L2">
        <text:list-item>
          <text:p text:style-name="P29">Tech stack:</text:p>
          <text:list>
            <text:list-item>
              <text:p text:style-name="P35"><text:span text:style-name="T37">A</text:span>deeb’s frontned:</text:p>
              <text:list>
                <text:list-item>
                  <text:p text:style-name="P35">JavaScript and TypeScript</text:p>
                </text:list-item>
                <text:list-item>
                  <text:p text:style-name="P36"><text:span text:style-name="T5">HTML, </text:span><text:span text:style-name="T6">S</text:span><text:span text:style-name="T5">CSS </text:span><text:span text:style-name="T32">and </text:span>Vite.</text:p>
                </text:list-item>
                <text:list-item>
                  <text:p text:style-name="P30">Astro</text:p>
                </text:list-item>
                <text:list-item>
                  <text:p text:style-name="P30">Vuejs</text:p>
                </text:list-item>
              </text:list>
            </text:list-item>
          </text:list>
        </text:list-item>
        <text:list-item>
          <text:p text:style-name="P37"><draw:custom-shape text:anchor-type="paragraph" draw:z-index="6" draw:name="Shape 4" draw:style-name="gr1" draw:text-style-name="P48" svg:width="1.028in" svg:height="0.7067in" svg:x="-0.7866in" svg:y="0.92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Adeeb’s backend:</text:p>
          <text:list>
            <text:list-item>
              <text:list>
                <text:list-item>
                  <text:p text:style-name="P37"><draw:custom-shape text:anchor-type="paragraph" draw:z-index="4" draw:name="Shape 1" draw:style-name="gr2" draw:text-style-name="P49" svg:width="1.0276in" svg:height="0.7051in" svg:x="6.4539in" svg:y="-0.781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JavaScript and <text:span text:style-name="T30">TypeScript</text:span></text:p>
                </text:list-item>
                <text:list-item>
                  <text:p text:style-name="P31">Nodejs <text:span text:style-name="T38">and </text:span>Express.js</text:p>
                </text:list-item>
                <text:list-item>
                  <text:p text:style-name="P31">Postgres <text:span text:style-name="T39">and </text:span><text:span text:style-name="T38">TypeORM </text:span><text:span text:style-name="T39">with </text:span><text:span text:style-name="T37">Redis</text:span></text:p>
                </text:list-item>
              </text:list>
            </text:list-item>
            <text:list-item>
              <text:p text:style-name="P37">Users’ service:</text:p>
              <text:list>
                <text:list-item>
                  <text:p text:style-name="P37">Go</text:p>
                </text:list-item>
                <text:list-item>
                  <text:p text:style-name="P37">Postgres with Sqlc and Pgx.<text:line-break/></text:p>
                </text:list-item>
              </text:list>
            </text:list-item>
          </text:list>
        </text:list-item>
        <text:list-item>
          <text:p text:style-name="P38"><text:span text:style-name="T37">C</text:span>haracteristics: </text:p>
          <text:list>
            <text:list-item>
              <text:p text:style-name="P44"><text:span text:style-name="T60">+90</text:span><text:span text:style-name="T59"> mark</text:span><text:span text:style-name="T61">s</text:span><text:span text:style-name="T59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9">google’s lighthouse</text:span></text:a><text:span text:style-name="T59">.</text:span></text:p>
            </text:list-item>
            <text:list-item>
              <text:p text:style-name="P38">JWT authentication and authorization.</text:p>
            </text:list-item>
            <text:list-item>
              <text:p text:style-name="P38">Internationalization</text:p>
            </text:list-item>
            <text:list-item>
              <text:p text:style-name="P38">Data validation<text:span text:style-name="T39">.</text:span></text:p>
            </text:list-item>
            <text:list-item>
              <text:p text:style-name="P39">Dark/Light Theme.</text:p>
            </text:list-item>
            <text:list-item>
              <text:p text:style-name="P41"><text:span text:style-name="T29">Regression and </text:span><text:span text:style-name="T12">C</text:span><text:span text:style-name="T11">omponent testing </text:span><text:span text:style-name="T27">with Vitest</text:span></text:p>
            </text:list-item>
            <text:list-item>
              <text:p text:style-name="P41">Documentation with TSdoc and TypeDoc.</text:p>
            </text:list-item>
            <text:list-item>
              <text:p text:style-name="P40"><text:span text:style-name="T15">Sentry for monitoring </text:span><text:span text:style-name="T27">errors and performance</text:span></text:p>
            </text:list-item>
            <text:list-item>
              <text:p text:style-name="P42"><text:span text:style-name="T37">D</text:span>ocker Containerization</text:p>
            </text:list-item>
          </text:list>
        </text:list-item>
        <text:list-item>
          <text:p text:style-name="P19"><text:span text:style-name="T9">D</text:span><text:span text:style-name="T7">eployed From September 2023 to April 2024:</text:span></text:p>
          <text:list>
            <text:list-item>
              <text:p text:style-name="P20"><text:span text:style-name="T19">U</text:span><text:span text:style-name="T18">sing Digital ocean server, with Ubuntu and Nginx.</text:span></text:p>
            </text:list-item>
            <text:list-item>
              <text:p text:style-name="P21"><text:span text:style-name="T20">Used </text:span><text:span text:style-name="T21">CloudFlare</text:span><text:span text:style-name="T20"> to m</text:span><text:span text:style-name="T18">anag</text:span><text:span text:style-name="T20">e</text:span><text:span text:style-name="T18"> Domains, DNS, SSL, CDN </text:span><text:span text:style-name="T20">and on.</text:span></text:p>
            </text:list-item>
          </text:list>
        </text:list-item>
      </text:list>
      <text:h text:style-name="P18" text:outline-level="3"><text:span text:style-name="T54"><text:s/>“</text:span><text:span text:style-name="T56">Adeeb أديب </text:span><text:span text:style-name="T54">” </text:span><text:span text:style-name="T57">SPA version</text:span><text:span text:style-name="T58"> </text:span><text:span text:style-name="T55">(</text:span><text:a xlink:type="simple" xlink:href="https://github.com/M-Shrief/Adeeb_Vue_TS" text:style-name="Internet_20_link" text:visited-style-name="Visited_20_Internet_20_Link"><text:span text:style-name="T49">Fronten</text:span><text:span text:style-name="T50">d’</text:span><text:span text:style-name="T51">s</text:span><text:span text:style-name="T50"> repo</text:span></text:a><text:span text:style-name="T49"> – </text:span><text:a xlink:type="simple" xlink:href="https://github.com/M-Shrief/Adeeb_ExpressTS" text:style-name="Internet_20_link" text:visited-style-name="Visited_20_Internet_20_Link"><text:span text:style-name="T49">Backen</text:span><text:span text:style-name="T50">d’</text:span><text:span text:style-name="T51">s</text:span><text:span text:style-name="T50"> repo</text:span></text:a><text:span text:style-name="T49">)</text:span></text:h>
      <text:list text:continue-numbering="true" text:style-name="L2">
        <text:list-item>
          <text:p text:style-name="P32">Tech stack:</text:p>
          <text:list>
            <text:list-item>
              <text:p text:style-name="P33"><text:span text:style-name="T33">JavaScript and </text:span>TypeScript</text:p>
            </text:list-item>
            <text:list-item>
              <text:p text:style-name="P34"><text:span text:style-name="T5">HTML, </text:span><text:span text:style-name="T6">S</text:span><text:span text:style-name="T5">CSS </text:span><text:span text:style-name="T33">and Vite</text:span></text:p>
            </text:list-item>
            <text:list-item>
              <text:p text:style-name="P34">Vuejs, <text:span text:style-name="T40">Pinia and VueRouter</text:span></text:p>
            </text:list-item>
            <text:list-item>
              <text:p text:style-name="P34">Nodejs <text:span text:style-name="T38">and </text:span>Express.js</text:p>
            </text:list-item>
            <text:list-item>
              <text:p text:style-name="P32"><text:span text:style-name="T40">MongoDB and </text:span><text:span text:style-name="T37">Redis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0" svg:x1="-0.2591in" svg:y1="0.1272in" svg:x2="7.1071in" svg:y2="0.1035in"><text:p/></draw:line></text:p>
      <text:h text:style-name="P16" text:outline-level="2">Education</text:h>
      <text:list text:style-name="L6">
        <text:list-item>
          <text:p text:style-name="P45"><text:span text:style-name="T52">Undergraduate at Faculty of Commerce, Cairo University. </text:span><text:span text:style-name="T53">(3</text:span><text:span text:style-name="T31">rd</text:span><text:span text:style-name="T53"> year)</text:span></text:p>
        </text:list-item>
      </text:list>
      <text:h text:style-name="Heading_20_3" text:outline-level="3">Courses</text:h>
      <text:list text:style-name="L3">
        <text:list-item>
          <text:p text:style-name="P46">CMU, Intro to Database Systems (2022)</text:p>
        </text:list-item>
        <text:list-item>
          <text:p text:style-name="P47"><text:span text:style-name="T4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1">Certificate</text:span></text:a><text:span text:style-name="T42">)</text:span></text:p>
        </text:list-item>
        <text:list-item>
          <text:p text:style-name="P46"><text:span text:style-name="T36">I</text:span>BM, "DevOps, Cloud, and Agile Foundations":</text:p>
          <text:list>
            <text:list-item>
              <text:p text:style-name="P46">Introduction to DevOps.</text:p>
            </text:list-item>
            <text:list-item>
              <text:p text:style-name="P46"><draw:custom-shape text:anchor-type="paragraph" draw:z-index="5" draw:name="Shape 2" draw:style-name="gr1" draw:text-style-name="P48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4-22T13:25:28.776207525</dc:date>
    <meta:editing-duration>PT15H30M13S</meta:editing-duration>
    <meta:editing-cycles>156</meta:editing-cycles>
    <meta:generator>LibreOffice/24.2.0.3$Linux_X86_64 LibreOffice_project/420$Build-3</meta:generator>
    <meta:print-date>2024-04-22T13:19:26.134643231</meta:print-date>
    <meta:printed-by>PDF files</meta:printed-by>
    <meta:document-statistic meta:table-count="0" meta:image-count="0" meta:object-count="0" meta:page-count="2" meta:paragraph-count="64" meta:word-count="306" meta:character-count="1916" meta:non-whitespace-character-count="1713"/>
  </office:meta>
</office:document-meta>
</file>